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1, &#9;// 0x48" calcext:value-type="string">
            <text:p>do_PHA_1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1T16:02:26.547000000</dc:date>
    <meta:editing-duration>P78DT10H15M36S</meta:editing-duration>
    <meta:editing-cycles>52</meta:editing-cycles>
    <meta:generator>LibreOffice/7.5.4.2$Windows_X86_64 LibreOffice_project/36ccfdc35048b057fd9854c757a8b67ec53977b6</meta:generator>
    <meta:document-statistic meta:table-count="3" meta:cell-count="1303" meta:object-count="0"/>
  </office:meta>
</office:document-meta>
</file>